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Verdana" svg:font-family="Verdana, Helvetica, Arial, 'Courier New'"/>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8.283cm" fo:margin-left="0cm" table:align="left" fo:background-color="#ffffff">
        <style:background-image/>
      </style:table-properties>
    </style:style>
    <style:style style:name="Tableau1.A" style:family="table-column">
      <style:table-column-properties style:column-width="18.283cm"/>
    </style:style>
    <style:style style:name="Tableau1.A1" style:family="table-cell">
      <style:table-cell-properties style:vertical-align="middle"/>
    </style:style>
    <style:style style:name="P1" style:family="paragraph" style:parent-style-name="Text_20_body">
      <style:text-properties fo:font-size="12pt" fo:font-weight="bold"/>
    </style:style>
    <style:style style:name="P2" style:family="paragraph" style:parent-style-name="Text_20_body" style:list-style-name="L1"/>
    <style:style style:name="P3" style:family="paragraph" style:parent-style-name="Text_20_body" style:list-style-name="L1">
      <style:paragraph-properties fo:margin-top="0cm" fo:margin-bottom="0cm"/>
    </style:style>
    <style:style style:name="P4" style:family="paragraph">
      <style:text-properties fo:font-size="12pt" fo:font-weight="normal" style:font-size-asian="12pt" style:font-weight-asian="normal" style:font-size-complex="12pt" style:font-weight-complex="normal"/>
    </style:style>
    <style:style style:name="P5" style:family="paragraph" style:parent-style-name="Table_20_Contents" style:list-style-name="L2">
      <style:paragraph-properties fo:margin-top="0cm" fo:margin-bottom="0.499cm" fo:text-align="justify" style:justify-single-word="false"/>
      <style:text-properties fo:font-size="10pt" fo:font-style="italic"/>
    </style:style>
    <style:style style:name="P6" style:family="paragraph" style:parent-style-name="Table_20_Contents" style:list-style-name="L3">
      <style:paragraph-properties fo:margin-top="0cm" fo:margin-bottom="0.499cm" fo:text-align="justify" style:justify-single-word="false"/>
      <style:text-properties fo:font-size="10pt" fo:font-style="italic"/>
    </style:style>
    <style:style style:name="P7" style:family="paragraph" style:parent-style-name="Table_20_Contents" style:list-style-name="L4">
      <style:paragraph-properties fo:margin-top="0cm" fo:margin-bottom="0.499cm" fo:text-align="justify" style:justify-single-word="false"/>
      <style:text-properties fo:font-size="10pt" fo:font-style="italic"/>
    </style:style>
    <style:style style:name="P8" style:family="paragraph" style:parent-style-name="Table_20_Contents" style:list-style-name="L5">
      <style:paragraph-properties fo:margin-top="0cm" fo:margin-bottom="0.499cm" fo:text-align="justify" style:justify-single-word="false"/>
      <style:text-properties fo:font-size="10pt" fo:font-style="italic"/>
    </style:style>
    <style:style style:name="P9" style:family="paragraph" style:parent-style-name="Table_20_Contents" style:list-style-name="L6">
      <style:paragraph-properties fo:margin-top="0cm" fo:margin-bottom="0.499cm" fo:text-align="justify" style:justify-single-word="false"/>
      <style:text-properties fo:font-size="10pt" fo:font-style="italic"/>
    </style:style>
    <style:style style:name="P10" style:family="paragraph" style:parent-style-name="Table_20_Contents" style:list-style-name="L7">
      <style:paragraph-properties fo:margin-top="0cm" fo:margin-bottom="0.499cm" fo:text-align="justify" style:justify-single-word="false"/>
      <style:text-properties fo:font-size="10pt" fo:font-style="italic"/>
    </style:style>
    <style:style style:name="P11" style:family="paragraph" style:parent-style-name="Table_20_Contents" style:list-style-name="L8">
      <style:paragraph-properties fo:margin-top="0cm" fo:margin-bottom="0.499cm" fo:text-align="justify" style:justify-single-word="false"/>
      <style:text-properties fo:font-size="10pt" fo:font-style="italic"/>
    </style:style>
    <style:style style:name="P12" style:family="paragraph" style:parent-style-name="Table_20_Contents" style:list-style-name="L9">
      <style:paragraph-properties fo:margin-top="0cm" fo:margin-bottom="0.499cm" fo:text-align="justify" style:justify-single-word="false"/>
      <style:text-properties fo:font-size="10pt" fo:font-style="italic"/>
    </style:style>
    <style:style style:name="P13" style:family="paragraph" style:parent-style-name="Table_20_Contents" style:list-style-name="L10">
      <style:paragraph-properties fo:margin-top="0cm" fo:margin-bottom="0.499cm" fo:text-align="justify" style:justify-single-word="false"/>
      <style:text-properties fo:font-size="10pt" fo:font-style="italic"/>
    </style:style>
    <style:style style:name="P14" style:family="paragraph" style:parent-style-name="Table_20_Contents" style:list-style-name="L11">
      <style:paragraph-properties fo:margin-top="0cm" fo:margin-bottom="0.499cm" fo:text-align="justify" style:justify-single-word="false"/>
      <style:text-properties fo:font-size="10pt" fo:font-style="italic"/>
    </style:style>
    <style:style style:name="P15" style:family="paragraph" style:parent-style-name="Table_20_Contents" style:list-style-name="L12">
      <style:paragraph-properties fo:margin-top="0cm" fo:margin-bottom="0.499cm" fo:text-align="justify" style:justify-single-word="false"/>
      <style:text-properties fo:font-size="10pt" fo:font-style="italic"/>
    </style:style>
    <style:style style:name="P16" style:family="paragraph" style:parent-style-name="Table_20_Contents" style:list-style-name="L13">
      <style:paragraph-properties fo:margin-top="0cm" fo:margin-bottom="0.499cm" fo:text-align="justify" style:justify-single-word="false"/>
      <style:text-properties fo:font-size="10pt" fo:font-style="italic"/>
    </style:style>
    <style:style style:name="P17" style:family="paragraph" style:parent-style-name="Table_20_Contents" style:list-style-name="L14">
      <style:paragraph-properties fo:margin-top="0cm" fo:margin-bottom="0.499cm" fo:text-align="justify" style:justify-single-word="false"/>
      <style:text-properties fo:font-size="10pt" fo:font-style="italic"/>
    </style:style>
    <style:style style:name="P18" style:family="paragraph" style:parent-style-name="Table_20_Contents" style:list-style-name="L15">
      <style:paragraph-properties fo:margin-top="0cm" fo:margin-bottom="0.499cm" fo:text-align="justify" style:justify-single-word="false"/>
      <style:text-properties fo:font-size="10pt" fo:font-style="italic"/>
    </style:style>
    <style:style style:name="P19" style:family="paragraph" style:parent-style-name="Table_20_Contents">
      <style:paragraph-properties fo:margin-top="0cm" fo:margin-bottom="0.499cm" fo:text-align="justify" style:justify-single-word="false"/>
      <style:text-properties fo:font-size="10pt"/>
    </style:style>
    <style:style style:name="P20" style:family="paragraph" style:parent-style-name="Table_20_Contents">
      <style:paragraph-properties fo:margin-top="0cm" fo:margin-bottom="0.499cm" fo:text-align="justify" style:justify-single-word="false"/>
    </style:style>
    <style:style style:name="P21" style:family="paragraph" style:parent-style-name="Table_20_Contents" style:list-style-name="L16">
      <style:paragraph-properties fo:margin-top="0cm" fo:margin-bottom="0.499cm" fo:text-align="justify" style:justify-single-word="false"/>
    </style:style>
    <style:style style:name="P22" style:family="paragraph" style:parent-style-name="Table_20_Contents" style:list-style-name="L17">
      <style:paragraph-properties fo:margin-top="0cm" fo:margin-bottom="0.499cm" fo:text-align="justify" style:justify-single-word="false"/>
    </style:style>
    <style:style style:name="T1" style:family="text">
      <style:text-properties style:text-position="33% 80%"/>
    </style:style>
    <style:style style:name="T2" style:family="text">
      <style:text-properties fo:font-size="12pt"/>
    </style:style>
    <style:style style:name="T3" style:family="text">
      <style:text-properties style:font-name="Verdana" fo:font-size="12pt" fo:font-weight="bold"/>
    </style:style>
    <style:style style:name="T4" style:family="text">
      <style:text-properties style:font-name="Verdana" fo:font-size="10pt"/>
    </style:style>
    <style:style style:name="T5" style:family="text">
      <style:text-properties fo:font-size="10pt"/>
    </style:style>
    <style:style style:name="T6" style:family="text">
      <style:text-properties fo:font-size="10pt" style:text-underline-style="solid" style:text-underline-width="auto" style:text-underline-color="font-color" fo:font-weight="bold"/>
    </style:style>
    <style:style style:name="T7" style:family="text">
      <style:text-properties fo:font-size="10pt" fo:font-style="italic"/>
    </style:style>
    <style:style style:name="T8" style:family="text">
      <style:text-properties fo:font-size="10pt" fo:font-weight="bold"/>
    </style:style>
    <style:style style:name="T9" style:family="text">
      <style:text-properties fo:color="#000ff0" fo:font-size="10pt" fo:font-weight="bold"/>
    </style:style>
    <style:style style:name="T10" style:family="text">
      <style:text-properties fo:color="#000ff0" style:font-name="Verdana" fo:font-size="10pt" fo:font-weight="bold"/>
    </style:style>
    <style:style style:name="T11" style:family="text">
      <style:text-properties fo:font-style="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outline-level="2">http://www.gnu.org/copyleft/copyleft.html</text:h>
      <text:h text:outline-level="2">Généralité, Définition, mise en place, signification</text:h>
      <text:h text:style-name="Heading_20_2" text:outline-level="2">Qu'est-ce que le copyleft ?</text:h>
      <text:p text:style-name="Text_20_body">Le copyleft est une méthode générale pour rendre libre un programme (ou toute autre œuvre) et obliger toutes les versions modifiées ou étendues de ce programme à être libres également.</text:p>
      <text:p text:style-name="Text_20_body">La manière la plus simple de faire d'un programme un logiciel libre est de le mettre dans le <text:a xlink:type="simple" xlink:href="http://www.gnu.org/philosophy/categories.html#PublicDomainSoftware">domaine public</text:a>, sans copyright.<text:bookmark text:name="TransNote1-rev"/><text:a xlink:type="simple" xlink:href="http://www.gnu.org/copyleft/copyleft.html#TransNote1"><text:span text:style-name="T1">1</text:span></text:a> Cela autorise les gens à le partager si le cœur leur en dit, avec leurs améliorations éventuelles. Mais cela autorise aussi des personnes indélicates à en faire un <text:a xlink:type="simple" xlink:href="http://www.gnu.org/philosophy/categories.html#ProprietarySoftware">logiciel privateur</text:a>.<text:bookmark text:name="TransNote2-rev"/><text:a xlink:type="simple" xlink:href="http://www.gnu.org/copyleft/copyleft.html#TransNote2"><text:span text:style-name="T1">2</text:span></text:a> Elles peuvent très bien y effectuer des changements, nombreux ou non, et distribuer le résultat en tant que logiciel privateur. Ceux qui recevront le programme dans sa forme modifiée n'auront pas la liberté que l'auteur original leur avait donnée ; l'intermédiaire l'aura fait disparaître.</text:p>
      <text:p text:style-name="Text_20_body"><text:s/>Le copyleft stipule que celui qui redistribue un logiciel, avec ou sans modification, doit aussi transmettre la liberté de le copier et de le modifier. Le copyleft garantit cette liberté à tous les utilisateurs.</text:p>
      <text:p text:style-name="Text_20_body"/>
      <text:p text:style-name="Text_20_body"/>
      <text:p text:style-name="Text_20_body">Pour mettre un logiciel sous copyleft, nous déclarons d'abord qu'il est sous copyright, ensuite nous ajoutons les conditions de distribution, qui sont un outil juridique donnant à chacun le droit d'utiliser, de modifier et de redistribuer le code du programme, ou <text:span text:style-name="Emphasis">tous les programmes qui en sont dérivés</text:span>, mais seulement si les conditions de distribution demeurent inchangées. Ainsi, le code et ses libertés sont légalement indissociables.</text:p>
      <text:p text:style-name="Text_20_body">Les développeurs de logiciels privateurs utilisent le copyright pour restreindre la liberté des utilisateurs ; nous utilisons le copyleft pour la garantir. C'est pourquoi nous avons inversé le nom en remplaçant « copyright » par « copyleft ».</text:p>
      <text:p text:style-name="Text_20_body">Le copyleft est un moyen de se servir du copyright du programme. Cela ne signifie pas d'abandonner le copyright ; en réalité, faire cela rendrait le copyleft impossible. Le mot <text:span text:style-name="Citation">left</text:span> dans « copyleft » n'est pas une référence au verbe <text:span text:style-name="Citation">to leave</text:span>.<text:bookmark text:name="TransNote3-rev"/><text:a xlink:type="simple" xlink:href="http://www.gnu.org/copyleft/copyleft.html#TransNote3"><text:span text:style-name="T1">3</text:span></text:a> C'est seulement une référence à la direction inverse de <text:span text:style-name="Citation">right</text:span>.<text:bookmark text:name="TransNote4-rev"/><text:a xlink:type="simple" xlink:href="http://www.gnu.org/copyleft/copyleft.html#TransNote4"><text:span text:style-name="T1">4</text:span></text:a></text:p>
      <text:p text:style-name="Text_20_body"/>
      <text:p text:style-name="Text_20_body"/>
      <text:p text:style-name="P1">Notes de traduction</text:p>
      <text:list xml:id="list1465763430" text:style-name="L1">
        <text:list-item>
          <text:p text:style-name="P3"><text:bookmark text:name="TransNote1"/><text:span text:style-name="T2">L'équivalent français du copyright est le droit d'auteur, mais il en diffère de manière significative. En particulier, le droit d'auteur ne permet pas de mettre volontairement une œuvre dans le domaine public ; l'auteur gardera entre autres ses droits moraux, qui sont inaliénables. </text:span><text:a xlink:type="simple" xlink:href="http://www.gnu.org/copyleft/copyleft.html#TransNote1-rev"><text:span text:style-name="T2">↑</text:span></text:a><text:span text:style-name="T2"> </text:span></text:p>
        </text:list-item>
        <text:list-item>
          <text:p text:style-name="P3"><text:bookmark text:name="TransNote2"/><text:span text:style-name="T2">Autre traduction de </text:span><text:span text:style-name="Emphasis"><text:span text:style-name="T2">proprietary</text:span></text:span><text:span text:style-name="T2"> : propriétaire. </text:span><text:a xlink:type="simple" xlink:href="http://www.gnu.org/copyleft/copyleft.html#TransNote2-rev"><text:span text:style-name="T2">↑</text:span></text:a><text:span text:style-name="T2"> </text:span></text:p>
        </text:list-item>
        <text:list-item>
          <text:p text:style-name="P3"><text:bookmark text:name="TransNote3"/><text:span text:style-name="Citation"><text:span text:style-name="T2">Left</text:span></text:span><text:span text:style-name="T2"> signifie « laissé », « abandonné » (participe passé de </text:span><text:span text:style-name="Citation"><text:span text:style-name="T2">to leave</text:span></text:span><text:span text:style-name="T2">), ou bien « (la) gauche ». </text:span><text:a xlink:type="simple" xlink:href="http://www.gnu.org/copyleft/copyleft.html#TransNote3-rev"><text:span text:style-name="T2">↑</text:span></text:a><text:span text:style-name="T2"> </text:span></text:p>
        </text:list-item>
        <text:list-item>
          <text:p text:style-name="P2"><text:bookmark text:name="TransNote4"/><text:span text:style-name="Citation"><text:span text:style-name="T2">Right</text:span></text:span><text:span text:style-name="T2"> signifie « (la) droite » (par opposition à la gauche), ou bien « (le) droit » (de faire quelque chose). </text:span><text:a xlink:type="simple" xlink:href="http://www.gnu.org/copyleft/copyleft.html#TransNote4-rev"><text:span text:style-name="T2">↑</text:span></text:a><text:span text:style-name="T2"> </text:span></text:p>
        </text:list-item>
      </text:list>
      <text:p text:style-name="Standard"/>
      <text:p text:style-name="Standard"/>
      <text:p text:style-name="Standard"><text:soft-page-break/>http://barthes.ens.fr/scpo/Presentations00-01/Dalloz_CopyR_Left.html</text:p>
      <text:p text:style-name="Standard"/>
      <table:table table:name="Tableau1" table:style-name="Tableau1">
        <table:table-column table:style-name="Tableau1.A"/>
        <table:table-row>
          <table:table-cell table:style-name="Tableau1.A1" office:value-type="string">
            <text:p text:style-name="P20"><text:span text:style-name="T3">INTRODUCTION</text:span> </text:p>
            <text:p text:style-name="P20"/>
            <text:p text:style-name="P20"><text:span text:style-name="T10">I) UNE DEFINITION DES TERMES: SIMILITUDES ET DIFFERENCES</text:span> </text:p>
            <text:p text:style-name="P20"><text:span text:style-name="T6">1) Les similitudes: deux notions juridiques anglo-saxonnes qui s'intéressent à la propriété intellectuelle</text:span> </text:p>
            <text:list xml:id="list726410284" text:style-name="L2">
              <text:list-header>
                <text:p text:style-name="P5">Les "copyright laws" anglo-saxonnes</text:p>
              </text:list-header>
            </text:list>
            <text:p text:style-name="P20"><text:span text:style-name="T5">Le </text:span><text:a xlink:type="simple" xlink:href="http://www.loc.gov/copyright/title17/"><text:span text:style-name="T5">Copyright Act</text:span></text:a><text:span text:style-name="T5"> américain de 1976 met en évidence trois principes :</text:span> </text:p>
            <text:p text:style-name="P20"><text:span text:style-name="T5">Il fixe les droits des auteurs sur leurs oeuvres originales. Mais ceux-ci concernent davantage la forme de la diffusion (livres, photos, CD...) que le contenu. Les idées ou les paysages, eux-mêmes, ne sont pas soumis au copyright. </text:span> </text:p>
            <text:p text:style-name="P20"><text:span text:style-name="T5">Il se présente sous la forme d'un contrat puisque l'auteur peut céder ses droits à une tierce personne en échange d'une rémunération ou non en fonction des termes fixés par une licence.</text:span> </text:p>
            <text:p text:style-name="P20"><text:span text:style-name="T5">Enfin, les droits définis par le Copyright Act ne ont pas indivisibles.</text:span> </text:p>
            <text:p text:style-name="P20"><text:span text:style-name="T5">Par ailleurs, le non respect de ces règles entraîne une sanction pénale pouvant aller de 10 à 16 mois de prisons.</text:span> </text:p>
            <text:p text:style-name="P20"><text:span text:style-name="T5">On peut s'interroger sur l'application de ces principes, et en particulier du premier principe, à la structure d'internet.</text:span> </text:p>
            <text:p text:style-name="P20"><text:span text:style-name="T5">Par ailleurs, ce copyright anglo-saxon se distingue du </text:span><text:a xlink:type="simple" xlink:href="http://perso.club-internet.fr/geraudd/4/preambule.html"><text:span text:style-name="T5">droit français</text:span></text:a><text:span text:style-name="T5"> qui est plus protecteur de l'auteur physique et semble encore plus loin de la souplesse et de la flexibilité introduites par internet.. </text:span> </text:p>
            <text:p text:style-name="P20"><text:span text:style-name="T5">En effet, le droit français protège le droit moral de l'auteur et l'autorise, par exemple, à retirer une oeuvre du marché s'il la juge dénaturée, alors que le droit anglo-saxon respecte l'auteur uniquement dans la mesure où la mise en oeuvre de ce droit ne nuit pas à l'éditeur. Cette distinction pourrait être assimilée à celle établie entre le site web et le fournisseur d'accès à internet. Il y aurait une parenté entre le copyright américain classique et la structure d'internet.</text:span> </text:p>
            <text:p text:style-name="P20"><text:span text:style-name="T5">De même, le droit français assure une protection dans le temps à l'auteur jusqu'à 70 ans après sa mort, alors que cette période est limitée à 50 ans en droit américain. </text:span> </text:p>
            <text:p text:style-name="P20"><text:span text:style-name="T5">Pour les partisans du copyleft, cette protection de l'auteur constitue un frein pour la création. Ils élaborent donc un autre système fondé lui aussi sur un texte légal.</text:span> </text:p>
            <text:p text:style-name="P20"><text:span text:style-name="T7">La GNU </text:span><text:a xlink:type="simple" xlink:href="http://www.gnu.org/copyleft/copyleft.html"><text:span text:style-name="T7">General Public License</text:span></text:a> </text:p>
            <text:p text:style-name="P20"><text:span text:style-name="T5">Il s'agit du texte légal émis par la Free Software Foundation (FSF) qui fixe les termes des licences copyleftées.</text:span> </text:p>
            <text:p text:style-name="P20"><text:span text:style-name="T5">Elle concerne essentiellement les logiciels libres comme Linux. Contrairement aux logiciels du domaine public qui ne sont soumis à aucune règle prédéfinie, cette licence empêche les logiciels libres de devenir propriétaires.Pour cela, il s'agit d'appliquer d'abord un copyright classique et d'ajouter ensuite des termes légaux donnant à chacun la possibilité d'utiliser, de modifier et de distribuer le code source. </text:span> </text:p>
            <text:p text:style-name="P20"><text:span text:style-name="T5">La GPL se présente elle aussi sous la forme d'un contrat défini par des termes légaux. La légalité du texte est assurée par l'emploi unique de la langue anglaise afin d'éviter toute modification du texte. Ainsi, des versions traduites dans d'autres langues existent mais elles n'ont pas de caractère légal. Ce souci de légalité et de non modification du texte contratse avec le principe du copyleft. Il laisse également envisager une plus large application du copyleft. Néamoins, a priori, aucune sanction n'est prévue en cas de </text:span><text:soft-page-break/><text:span text:style-name="T5">non respect des règles.</text:span> </text:p>
            <text:p text:style-name="P20"><text:span text:style-name="T6">2) Un droit séculaire face à un droit en cours d'élaboration</text:span> </text:p>
            <text:p text:style-name="P20"><text:span text:style-name="T5">Le copyright comme le copyleft est lié à l'essor de nouvelles technologies mais dans deux contextes différents.</text:span> </text:p>
            <text:list xml:id="list1652858490" text:style-name="L3">
              <text:list-header>
                <text:p text:style-name="P6">Origine du Copyright</text:p>
              </text:list-header>
            </text:list>
            <text:p text:style-name="P20"><text:span text:style-name="T5">Le </text:span><text:a xlink:type="simple" xlink:href="http://www.edu-cyberpg.com/Internet/copyrightleft.html#1"><text:span text:style-name="T5">Statute of Anne </text:span></text:a><text:span text:style-name="T5">voté par le Parlement britannique en 1710 met en place la première notion de copyright. Il est renforcé en 1740 et exporté sous cette forme aux Etats-Unis par les colons. Le copyright naît donc d'une civilisation anglo-saxonne.</text:span> </text:p>
            <text:p text:style-name="P20"><text:span text:style-name="T5">Ce droit est établi en réponse à une évolution technologique : l'imprimerie qui permet la copie "de masse". Il est ensuite modifié au fil des années en fonction de l'apparition de nouvelles technologies de communication comme la photo, l'enregistrement de cassetes audio ou le magnétoscope. Ce </text:span><text:a xlink:type="simple" xlink:href="http://www.loc.gov/copyright/title17/"><text:span text:style-name="T5">processus d'adaptation </text:span></text:a><text:span text:style-name="T5">n'empêche pourtant pas l'élaboration du copyleft.</text:span> </text:p>
            <text:list xml:id="list2135135554" text:style-name="L4">
              <text:list-header>
                <text:p text:style-name="P7">Origine du Copyleft</text:p>
              </text:list-header>
            </text:list>
            <text:p text:style-name="P20"><text:span text:style-name="T5">Il est élaboré par Richard Stallman en 1984 lorsqu'il lance le GNU Project. </text:span> </text:p>
            <text:p text:style-name="P20"><text:span text:style-name="T5">Au départ, il s'agit d'un </text:span><text:a xlink:type="simple" xlink:href="http://www.slais.ubc.ca/people/students/student-projects/T_Richardson/500-WWW/5freesoftware.htm"><text:span text:style-name="T5">programme généreux et utopique</text:span></text:a><text:span text:style-name="T5"> qui vise à favoriser la libre circulation des idées et de l'information afin que tout le monde puisse en jouir de la même façon. D'ailleurs, tous les discours de </text:span><text:a xlink:type="simple" xlink:href="http://www.wired.com/news/technology/0,1282,18291,00.html"><text:span text:style-name="T5">Richard Stallman</text:span></text:a><text:span text:style-name="T5">, qui est le gourou du copyleft, commence par "liberté, égalité, fraternité". A court terme, ce programme est censé encourager la création de logiciels. </text:span> </text:p>
            <text:p text:style-name="P20"><text:span text:style-name="T5">Alors que le copyleft est élaboré dans un contexte d'explosion des nouvelles technologies, il repose sur des principes universels et éternels de liberté ou de fraternité. Par ailleurs, s'il trouve son origine comme le copyright dans une civilisation anglo-saxonne, son champ d'application n'est pas limité à un Etat en particulier. Il concerne tous les utilisateurs de logiciels libres dans le monde. Cela semble particulièrement compatible avec le développement d'internet. De même, il n'émane pas de l'Etat mais de certains citoyens. Cela semble particulièrement compatible avec le développement d'internet. Il inverse le principe du copyright qui consistait à dresser des barrières face au développement des nouvelles technologies. Avec le copyleft, il s'agit de les faire tomber.</text:span> </text:p>
            <text:p text:style-name="P20"><text:span text:style-name="T6">3) Deux fondements idéologiques radicalement différents</text:span> </text:p>
            <text:list xml:id="list668774425" text:style-name="L5">
              <text:list-header>
                <text:p text:style-name="P8">Le copyright est fondé sur la protection de l'auteur et se présente comme un droit privatif</text:p>
              </text:list-header>
            </text:list>
            <text:p text:style-name="P20"><text:span text:style-name="T5">L'auteur bénéficie de </text:span><text:a xlink:type="simple" xlink:href="http://www.edu-cyberpg.com/Internet/copyrightleft.html#1"><text:span text:style-name="T5">cinq droits </text:span></text:a><text:span text:style-name="T5">principaux : le droit de reproduction, de distribution, de modifictation, de mise en scène (perform) et d'affichage. A contrario, cela signifie que ce sont autant de droits enlevés aux autres citoyens. Il s'agit donc d'un droit contraignant.</text:span> </text:p>
            <text:list xml:id="list1600809221" text:style-name="L6">
              <text:list-header>
                <text:p text:style-name="P9">Le copyleft est fondé sur la liberté des utilisateurs</text:p>
              </text:list-header>
            </text:list>
            <text:p text:style-name="P20"><text:span text:style-name="T5">Aux cinq droits de l'auteur du copyright répondent les </text:span><text:a xlink:type="simple" xlink:href="http://www.april.org/articles/divers/licences.html"><text:span text:style-name="T5">quatre libertés</text:span></text:a><text:span text:style-name="T5"> de l'utlisateur : la liberté d'utliser le logiciel pour n'importe quel usage, de modifier le logiciel pour l'adapter à ses besoins, de distribuer des copies, soit gratuitement, soit contre rémunération, de distribuer des versions modifiées afin que la communauté puisse profiter des améliorations.</text:span> </text:p>
            <text:p text:style-name="P20"><text:span text:style-name="T5">La fraternité est le pendant de cette liberté. En effet la notion de </text:span><text:a xlink:type="simple" xlink:href="http://antomoro.free.fr/c/cc/copyrendu1.html"><text:span text:style-name="T5">communauté </text:span></text:a><text:span text:style-name="T5">est au coeur du copyleft et s'oppose à l'individualité des auteurs dans un système de copyright. La communauté des utilisateurs de Linux est particulièrement importante. Il en existe même une spécifique à Paris : Parinux. On parle également de "copyleft attitude". Il y a donc un nouveau contrat, d'un nouveau lien entre les citoyen qui se met en place avec le copyleft. Cette structure semble là encore particulièrement bien adaptée à la forme de la communication sur internet qui se fait de plus en plus au sein de communautés.</text:span> </text:p>
            <text:p text:style-name="P20"><text:span text:style-name="T5">Le copyleft pourrait-il alors venir remédier aux défaillances du copyright sans pour autant se poser en rival ?</text:span> </text:p>
            <text:p text:style-name="P20"><text:span text:style-name="T9">II) COMPLEMENTARITE OU RIVALITE SUR LE TERRAIN DE LA PROPRIETE INTELLECTUELLE ?</text:span> </text:p>
            <text:p text:style-name="P20"><text:span text:style-name="T6">1) L'inadaptation apparente du système copyright à internet</text:span> </text:p>
            <text:p text:style-name="P20"><text:soft-page-break/><text:span text:style-name="T5">Ce constat semble très paradoxal puisque le copyright a tout de même survécu à toutes les autres évolutions technologiques. Il s'agit donc de s'interroger dur les transformations introduites par le dévelopement de l'internet.</text:span> </text:p>
            <text:list xml:id="list1943680369" text:style-name="L7">
              <text:list-header>
                <text:p text:style-name="P10">Un simple changement d'échelle ?</text:p>
              </text:list-header>
            </text:list>
            <text:p text:style-name="P20"><text:span text:style-name="T5">Les problèmes de copies ont toujours existé et ils justifient d'ailleurs l'existence du copyright. On trouve déjà des procès sur ces questions avec l'apparition de la photo. Il n'y a donc pas d'âge d'or.</text:span> </text:p>
            <text:p text:style-name="P20"><text:span text:style-name="T5">La </text:span><text:a xlink:type="simple" xlink:href="http://slais-ubc.ca/people/students/student-projects/T_Richardson/500-WWW/2copyright.htm"><text:span text:style-name="T5">différence </text:span></text:a><text:span text:style-name="T5">introduite par internet se situe sur le plan de l'instantanéité de la reproduction et de la distribution de l'information à une échelle planétaire gratuitement et sans rien changer à l'exemplaire original. On passe ainsi du simple dupliquage à un véritable clonage. Dans ce cas, que reste-t-il à protéger ?</text:span> </text:p>
            <text:p text:style-name="P20"><text:span text:style-name="T5">Un autre phénomène qui n'est pas récent non plus mais qui a lui aussi changé d'échelle se développe : il s'agit de l'exercice d'un monopole sur les idées et les logiciels. On assiste à une sorte de privatisation à une échelle planétaire. Le cas Micosoft est à cet égard assez exemplaire. Bill Gates a bâti tout son empire sur le principe de la protection de sa propriété intellectuelle par le copyright classique et exerce ainsi un monopole sur les logiciels.Or dans une civilisation où le bien-être est de plus en plus lié à l'information, les logiciels devraient être accessibles par tous. Rappelons tout de même que ce principe n'a jamais été appliqué. Par ailleurs, la diffusion de l'audiovisuel et du multimedia grâce aux hauts débits confirme cette tendance à la formation de monopole. En effet, il s'agit de secteurs déjà aux mains de groupes privés puissants qui riquent de réclammer une dîme sur chaque fichier lu (exemple de Bertelsmann). On s'éloignerait du développement originel du web fondé sur un principe de liberté et d'ouverture.</text:span> </text:p>
            <text:p text:style-name="P20"><text:span text:style-name="T5">Le copyright, loin d'empêcher les dérives en devient un instrument extrêment performant.</text:span> </text:p>
            <text:list xml:id="list603354297" text:style-name="L8">
              <text:list-header>
                <text:p text:style-name="P11">Un problème structurel induit par le changement d'échelle</text:p>
              </text:list-header>
            </text:list>
            <text:p text:style-name="P20"><text:span text:style-name="T5">La principale cause de l'inadaptation du copyright à internet est qu'il ne concerne pas les contenus. Or, désormais les supports sont devenus secondaires, les contenus représentent donc le principal enjeu de la propriété intellectuelle. Par exemple les systèmes comme celui du MP3 entrainent progressivement la dispartion du support CD. Que deviennent les textes, les idées, les musiques dans le copyright classique ?</text:span> </text:p>
            <text:p text:style-name="P20"><text:span text:style-name="T5">Par ailleurs, la structure même d'internet pose le problème de la définition du sujet "auteur". Chaque utilisateur peut être un auteur. La copyright ne permet pas d'appréhender non seulement la multiplication mais également la dissémination des auteurs. Le système copyleft fondé sur la possible modification du contenu pourrait être un instrument plus performant.</text:span> </text:p>
            <text:p text:style-name="P20"><text:span text:style-name="T5">En l'absence de protection efficace, comment encourager la création ? La motivation de la création diminue à mesure que les possibilités de copies et de reproduction se multiplient. Or le but de la loi est d'encourager les innovations et la création. Voyons comment une loi ancienne résoud les litiges liés aux nouvelles technologies</text:span> </text:p>
            <text:p text:style-name="P20"><text:span text:style-name="T6">2) La réponse du droit et la notion de "fair use"</text:span> </text:p>
            <text:list xml:id="list1599574692" text:style-name="L9">
              <text:list-header>
                <text:p text:style-name="P12">Une première réponse : "le fair use"</text:p>
              </text:list-header>
            </text:list>
            <text:p text:style-name="P20"><text:span text:style-name="T5">Cette notion qui prend en compte la finalité de la copie est le fruit de la jurisprudence américaine des années 1920. Il s'agit d'un premier assouplissement du copyright en faveur des utilisateurs puisqu'il permet d'utiliser une oeuvre soumis au copyright sans demander l'autorisation du détenteur des droits. Cela couvre toutes les utilisations personnelles d' enregistrements de films et musiques ainsique les photocopies d'ouvrages. </text:span> </text:p>
            <text:p text:style-name="P20"><text:span text:style-name="T5">Le but premier du "fair use" était de rétablir un équilibre entre les droits de l'utilisateur et ceux de l'auteur afin d'éviter que ce dernier établisse des coûts de reproduction pohibitifs voire abusifs à l'égard des utilisateurs individuels. L'extension du concept à internet pourrait être pertinente car la flexibilité de la notion est particulièrement bien adaptée à la structure de la communication sur internet. En effet, la flexibilité du fair use permet de sans cesse réévaluer l'équilibre entre les droits des utilisateurs et ceux des auteurs,que ce soit dans un sens ou dans l'autre. Le copyright ne permet pas de réaliser cet équilibre.</text:span> </text:p>
            <text:p text:style-name="P20"><text:span text:style-name="T5">Le fair use distingue également les "productive copies" et les "reproductives copies". Les premières entrent dans le champ du fair use car elles ont un but constructif, alors que les secondes sont considérés comme des atteintes aux droits des auteurs. Cette distinction pourrait rapprocher le copyright du copyleft puisque celui -ci place les modifications et l'amélioration des </text:span><text:soft-page-break/><text:span text:style-name="T5">programmes comme objectif. </text:span> </text:p>
            <text:list xml:id="list39557397" text:style-name="L10">
              <text:list-header>
                <text:p text:style-name="P13">La difficulté d'ériger de véritables principes</text:p>
              </text:list-header>
            </text:list>
            <text:p text:style-name="P20"><text:span text:style-name="T5">Néanmoins, le droit ne parvient pas ériger des principes stables pour le règlement des litiges entre utilisateur et auteur. Une des raisons est que l'identification du responsable du préjudice est de plus en plus difficile. </text:span> </text:p>
            <text:p text:style-name="P20"><text:span text:style-name="T5">La jurisprudence américaine tendait à innocenter le fournisseur d'accès à internet dans les questions de violation de droits d'auteur. Par exemple dans l'affaire opposant Playboy Entreprises et Webbworld, Webbworld utilise le serveur Netpics pour diffuser des images appartenant à Playboy selon la législation copyright. Le tribunal condamne Webbworld car il est l'auteur de la reproduction et de la diffusion des photos, il n'est pas seulement un intermédiaire entre l'entreprise et les consommateurs. Playboy reçoit en échange des dommages et intérêts et Netpics est innocenter. Dans ce cas, le copyright se place bien du côté des auteurs traditionnels et considère le fournisseur d'accès comme non responsable.</text:span> </text:p>
            <text:p text:style-name="P20"><text:span text:style-name="T5">Or selon un rapport de l'administration Clinton de septembre 1995, les fournisseurs d'accès devraient être soumis au copyright. ¨Par ailleurs, la récente affaire Yahoo! tendrait à aller dans le sens d'un responsabilité du fournisseur d'accès.</text:span> </text:p>
            <text:p text:style-name="P20"><text:span text:style-name="T5">Le droit et le copyright classique se trouvent donc sur un terrain mouvant qui crée un désordre et une insécurité néfaste au dynamisme de la création artistique et informatique. Le copyleft, dans le sens où il n'est pas étranger au champ juridique, pourrait-il constituer un nouveau principe régulateur de la propriété intellectuelle ?</text:span> </text:p>
            <text:p text:style-name="P20"><text:span text:style-name="T6">3) Le copyleft : un nouveau principe régulateur</text:span> </text:p>
            <text:p text:style-name="P20"><text:span text:style-name="T5">Le premier problème à résoudre est celui de l'extension du copyleft aux différentes sphères de la vie sociale. Le copyleft peut-il gérer d'autres domaines que ceux des communautés de logiciels libres ?</text:span> </text:p>
            <text:list xml:id="list797570499" text:style-name="L11">
              <text:list-header>
                <text:p text:style-name="P14">La sphère publique: un terrain favorable au développement du copyleft</text:p>
              </text:list-header>
            </text:list>
            <text:p text:style-name="P20"><text:span text:style-name="T5">La sphère du politique et plus largement du service public fonctionne déjà sur un certain degré de transparence. Elle semble donc se prêter au développement du copyleft. En effet, aux Etats-Unis, les travaux de l'administration ne sont pas soumis au copyright car il n'est pas utile de stimuler la création de l'administration et la transparence est une condition de la responsabilité du politique à l'égard des citoyens. Le copyleft ne ferait donc qu'aller un peu plus loin sans remettre en cause fondamentalement le système. Par ailleurs, en France, on peut se demander pourquoi les ressources pédagogiques devraient bénéficier du copyright. Les étudiants ou les professeurs devraient avoir la possibilité de reporduire les travaux mais également de les enrichir. De même un professeur pourrait s'inspirer des travaux d'un autre pour compléter et approfondir ses recherches. </text:span> </text:p>
            <text:list xml:id="list1831753029" text:style-name="L12">
              <text:list-header>
                <text:p text:style-name="P15">L'application du copyleft : une attitude citoyenne</text:p>
              </text:list-header>
            </text:list>
            <text:p text:style-name="P20"><text:span text:style-name="T5">On note une certaine parenté entre le combat pour le développement des logiciels libres et l'action politique traditionnelle. En effet, Philippe Labbé rappelle que chacun des éléments de la triade républicaine </text:span><text:a xlink:type="simple" xlink:href="http://www.telecomville.org/obs/inf716b8.html"><text:span text:style-name="T5">"Liberté, Egalité, Fraternité"</text:span></text:a><text:span text:style-name="T5"> est présent dans le référentiel de valeur du libre: c'est-à-dire "une liberté d'accès sans entrave au code source, une égalité et une fraternité promues par l'appartenance à une communauté solidaire", enfin "l'ensemble des actions bénévoles, individuelles, réparties sur l'ensemble de la planète permet d'accumuler dans la liberté un capital commun à tous." Il y a bien un rapprochement idéologique entre les valeurs républicaines et celles des logiciels libres gérés par le principe de copyleft. Par ailleurs, en raison de la place toujours croissante de l'informatique dans l'organisation de nos sociétés, le développement du libre apparaît comme une mission de service publique.</text:span> </text:p>
            <text:p text:style-name="P20"><text:span text:style-name="T5">D'ailleurs, certains membres de l'administration ont créé un groupe de réflexion destiné à promouvoir le système des logiciels libres et d'adapter l'administration à la structure de l'internet.</text:span> </text:p>
            <text:p text:style-name="P20"><text:span text:style-name="T5">Cet effort est devenu effectif avec la </text:span><text:a xlink:type="simple" xlink:href="http://www.telecomville.org/obs/inf716b5.html"><text:span text:style-name="T5">proposition de loi </text:span></text:a><text:span text:style-name="T5">d'octobre 1999 des sénateurs Laffitte, Cabanel et Trégouët pour généraliser l'usage d'internet et des logiciels libres dans l'administration. Leur motivation est d'adapter l'administration aux nouvelles technologies tout en préservant et même en accroissant les droits du citoyen dans une démocratie. Ainsi, ils affirment que "pour garantir la pérennité des données accessibles, faciliter les échanges et assurer le libre-accès des citoyens à l'information, il faut que l'utilisation dans l'administration ne dépende pas du bon vouloir des concepteurs de logiciels". Il s'agit donc d'éviter la situation de monopole et d'opacité de l'information entraînée par le développement de l'informatique. Par ailleurs, "il faut aussi que ces logiciels ne dépendent de droits d'auteurs ni de redevances. Il faut des systèmes libres dont l'évolution puisse être garantie, grâce à la disponibilité pour tous du code-source utilisé par le concepteur." Il s'agit de favoriser l'accès pour </text:span><text:soft-page-break/><text:span text:style-name="T5">tous dans les mêmes conditions aux données publiques et d'encourager la participation de tous les citoyens à la sphère politique. Concrètement, cela signifie une intervention plus directe du citoyen dans le travail du législateur. En effet, le projet de loi était acccessible sur le site du Sénat et il était possible, en tant que citoyen d'y apporter des modifications.</text:span> </text:p>
            <text:p text:style-name="P20"><text:span text:style-name="T5">Le principe du copyleft semble donc effectivement répondre à l'adaptation de la mission du service publique au développement des nouvelles technologies. Il permet de préserver sa mission originelle et même de la renforcer. Néanmoins, il ne faut pas perdre de vue qu'un tel changement d'attitude doit être accompagné d'un effort considérable d'éducation des citoyens.Tout en restant dans le champ des logiciels, le nombre de personnes touchées est de plus en plus grand. Il y a une certaine contagion de l'esprit du copyleft. Il n'en reste pas moins que d'autres domaines de la vie sociale se prêtent beaucoup moins à cette expérience et que le copyright reste extrêmement vivace.</text:span> </text:p>
            <text:p text:style-name="P20"><text:span text:style-name="T9">III) LES LIMITES DU COPYLEFT ET LES EVOLUTIONS DU COPYRIGHT</text:span> </text:p>
            <text:p text:style-name="P20"><text:span text:style-name="T6">1) Les limites du copyleft</text:span> </text:p>
            <text:list xml:id="list1245581956" text:style-name="L13">
              <text:list-header>
                <text:p text:style-name="P16">Dans la sphère économique</text:p>
              </text:list-header>
            </text:list>
            <text:p text:style-name="P20"><text:span text:style-name="T5">Dans la même perspective d'un copyleft citoyen et créateur de démocratie, le copyleft peut-être utilisé comme un moyen de pression dans la sphère économique. Ainsi, afin d'exprimer son désaccord avec le refus d'une entreprise de DVD d'entrer dans une logique de copyleft, une entreprise </text:span><text:a xlink:type="simple" xlink:href="http://www.wired.com/news/technology/0,1282,37941,00.html"><text:span text:style-name="T5">"Copyleft" </text:span></text:a><text:span text:style-name="T5">a décidé de révéler le code source des DVD sur des T-shirt. Mais les effets ne sont pas les mêmes que dans la sphère publique. L'entreprise de DVD a décidé de porter l'affaire devant les tribunaux. Mais il est évident que l'entreprise fabricante de T-shirt ne peut pas résister fiancièrement. cela montre bien la difficile pénétration du copyleft dans la logique des entreprises et le poids encore mineur des entreprises ayant adhéré au copyleft et surtout que le développement du copyleft repose sur un processus volontaire très différent d'un simple piratage.</text:span> </text:p>
            <text:p text:style-name="P20"><text:span text:style-name="T5">Néanmoins, la plupart des entreprises de nouvelles technologies fonctionnent sous logiciels libres. Comment se protègent-elles de la concurrence? Elles n'appliquent pas forcément le copyleft dans son ensemble. Il semble, en effet, difficile pour une entreprise ayant mis au point une nouvelle technique, un nouveau concept de le livrer dans sa totalité à ses concurrents, même si ces derniers s'en servent pour l'améliorer. Les questions fiancières demeurent un obstacle non négligeable. Par exemple, une société comme </text:span><text:a xlink:type="simple" xlink:href="http://www.rightvision.com/"><text:span text:style-name="T5">Right Vision</text:span></text:a><text:span text:style-name="T5"> qui a mis au point un procédé destiné à aider les entreprises à gérer leur réseau internet fonctionne avec Linux mais ne fournit pas automatiquement son code-source. Cela lui permet de se protéger un minimum. En ce sens, les logiciels libres répondent à une demande technique des entreprises mais sont encore incapables de répondre au problème pratique de la survie économique des entreprises dans un secteur par ailleurs extrêmement concurrentiel.</text:span> </text:p>
            <text:list xml:id="list425157142" text:style-name="L14">
              <text:list-header>
                <text:p text:style-name="P17">Dans la sphère artistique</text:p>
              </text:list-header>
            </text:list>
            <text:p text:style-name="P20"><text:span text:style-name="T5">Le problème se pose encore davantage dans</text:span><text:a xlink:type="simple" xlink:href="http://antomoro.free.fr/c/cc/copyrendu1.html"><text:span text:style-name="T5"> le domaine de l'art</text:span></text:a><text:span text:style-name="T5">. En effet, nous ne sommes plus dans le domaine technique des logiciels. Certes, l'art repose sur l'échange et le don mais les artistes sont confrontés à des problèmes concrets de survie. Quelle originalité l'artiste conserve-t-il si son oeuvre peut-être copiée et modifiée gratuitement et librement ? Lles défenseurs du copyleft affirment que cela n'entraîne ni un don gratuit ni un abandon du droit d'auteur. Cela reste néanmoins encore difficilement acceptable par les artistes. Au cours, d'un séminaire sur la copyleft attitude, les artistes se montraient extrêmement inquiets et peu sensibles au copyleft. En effet, ils s'interrogeaient sur le devenir de la beauté de la liberté face à la réalité économiue et sociale. D'ailleurs, le mécontentement des musiciens et chanteurs face au développement de Napster et du MP3 montre bien que l'adoption du copyleft en art n'est pas pour demain et que de nombreuses résisatnces restent encore à briser.</text:span> </text:p>
            <text:p text:style-name="P20"><text:span text:style-name="T5">Néanmoins, il n'est pas certain que le phénomène Napster s'inscrive dans l'esprit du copyleft. En effet, les auteurs sont censés avoir adhérer à la charte GPL et d'autres part la gratuité ne fait pas partie intégrante du concept de copyleft.</text:span> </text:p>
            <text:p text:style-name="P20"><text:span text:style-name="T5">Un autre système de contrôle qu'est celui de la </text:span><text:a xlink:type="simple" xlink:href="http://www.flipr.com/"><text:span text:style-name="T5">Future License of Intellectual Properties Registry</text:span></text:a><text:span text:style-name="T5"> semble davantage se développer dans l'esprit du copyleft. En effet, elle prévoit la possibilité d'échanger n'importe quel type de fichier, à condition qu'il soit porteur d'une étiquette spéciale, apposée par un encodeur. Par exemple, une compagnie de disques pourrait encoder de cette façon toute sa collection de titres et la mettre à la disposition de tous, gratuitement sur le réseau Flipr. La petite étiquette apposée à chaque chanson permettrait à Flipr de compiler des statistiques et d'identifier les chansons les plus échangées. Seules les oeuvres d'artistes ayant signé une entente avec Flipr pourraient être échangées.Flipr tirerait ses revenus de diverses sources de financement (dont une formule d'abonnement pour les versions avancées du logiciel) et les redistribuerait au prorata des statistaiques d'échanges.</text:span> </text:p>
            <text:p text:style-name="P20"><text:span text:style-name="T6">2) Les évolutions du copyright</text:span> </text:p>
            <text:p text:style-name="P20"><text:span text:style-name="T5">Une adaptation progressive du copyright traditionnel ne serait-elle pas davantage envisageable ? En effet, il n'est pas du tout certain que le copyright soit mort. </text:span> </text:p>
            <text:list xml:id="list1311267895" text:style-name="L15">
              <text:list-header>
                <text:p text:style-name="P18">Le No Electronic Theft Act (NET Act)</text:p>
              </text:list-header>
            </text:list>
            <text:p text:style-name="P20"><text:span text:style-name="T5">En 1997, le Congrès américain amende le Copyright Act en ajoutant ce No Electronic Theft Act. Mais ce dernier n'appréhende pas le problème dans sa globalité. Il s'attaque au phénomène le plus redoutable. Eviter que la peur du piratage entraine un renforcement trop important des droits des auterus ou des éditeurs. Mais cet amendement présente encore de nombreuses failles et pose de problème d'application.</text:span> </text:p>
            <text:list xml:id="list1194980388" text:style-name="L16">
              <text:list-item>
                <text:p text:style-name="P21"><text:span text:style-name="T7">Le Digital Millenium Act</text:span><text:span text:style-name="T5"> </text:span> </text:p>
              </text:list-item>
            </text:list>
            <text:p text:style-name="P20"><text:span text:style-name="T5">Mais le 28 octobre 1998, le Congrès ajoute un appendice à la Copyright Law prenant en compte l'évolution des nouvelles technologies. Il s'intéresse en particulier aux problèmes posés par l'enseignement à distance, l'enregistrement de musique et le respect de l'originalité des oeuvres. Néanmoins, les récentes affaires montrent que ce texte est suivi de peu d'effets. Néanmoins, il est la preuve de la prise en compte par le copyright des enjeux posés par la communication sur le réseau internet.</text:span> </text:p>
            <text:list xml:id="list162167931" text:style-name="L17">
              <text:list-header>
                <text:p text:style-name="P22">  </text:p>
                <text:p text:style-name="P22"><text:span text:style-name="T7">Une </text:span><text:a xlink:type="simple" xlink:href="http://perso.club-internet.fr/geraudd/4/preambule.html"><text:span text:style-name="T7">transnationalisation</text:span></text:a><text:span text:style-name="T7"> de la notion de droit d'auteur</text:span></text:p>
              </text:list-header>
            </text:list>
            <text:p text:style-name="P20"><text:span text:style-name="T5">Puisque toute communication sur internet d'une oeuvre implique une diffusion mondiale et aux vues de la diversité des droits reconnus aux artistes dans les différents pays, des accords internationaux se doivent d'harmoniser les régimes juridiques de ces pays en terme de protection. La question est de savoir sur quelles bases sont établies ces règles. Il est indéniable que le droit d'auteur anglo-saxon possède une hégémonie mondiale qui influence les accords internationaux. La raison pour laquelle l'esprit du copyright prédomine tient à ce que la conception d'un produit multimedia requiert de plus en plus de moyens et de compétences. Il faut donc protéger non seulement l'auteur de l'idée mais également le producteur qui a investi et rendu possible la réunion des compétences. Par ailleurs nous avons pu constater l'avance du copyright américain en matière de nouvelles technologies.</text:span> </text:p>
            <text:p text:style-name="P20"><text:span text:style-name="T5">Les accords ADPIC de l'OMC montrent bien cette tentative d'harmonisation des droits d'auteurs et constituent une étape préalable indispensable à l'évolution du copyright et à son adaptation à la structure de la communication sur internet. L'oeuvre multimedia aquiert le statut de marchandise mais obtient la possibilité d'être mieux protégée et de façon plus juste pour l'équilibre auteur/utilisateur.</text:span> </text:p>
            <text:p text:style-name="P20"><text:span text:style-name="T5">Les partisans du copyleft critiquent pour l'instant la mainmise des Etats-Unis sur cette évolution du copyright. Mais nous ne sommes pas au terme de l'évolution et l'internationalisation du droit d'auteur n'est qu'une première étape.</text:span> </text:p>
            <text:p text:style-name="P20"><text:span text:style-name="T8">CONCLUSION</text:span> </text:p>
            <text:p text:style-name="P20"><text:span text:style-name="T5">Il semble évident que de par sa structure particulière internet crée une nouvelle valeur intellectuelle qui  exige la mise en place d'un système juridique spécifique. Néanmoins, il est peut-être dangereux d'établir une rupture trop nette entre les normes de notre quotidien et celles d'internet. La   parenté du copyleft avec le copyright classique permet d'envisager une complémentarité entre les deux notions mais non une rupture abrupte. N'oublions pas que le copyleft a été conçu pour le domaine des logiciels, il faut donc s'interroger sur sa légitmité à gérer des domaines plus variés. Son influence pourrait être plus ou moins forte selon le domaine concerné. De plus sa formulation utopique et généreuse présente un handicap pour une plus large application.  Il faudrait une formulation plus rigoureuse et peut-être plus proche de celle du copyright. Par ailleurs, la multiplication des systèmes de protection de la propriété intellectuelle sur internet montre que le copyright ne sera pas seulement confronté au copyleft, même si évidemment ces autres systèmes s'en inspirent. Pour l'instant la tendance reste plutôt à une renforcement de la protection de la  propriété intellectuelle, mais l'évolution du copyright est un processus en cours de réalisation qui n'a pas fini de s'ajuster. Il faut se garder de l'enterrer trop rapidement au profit d'une notion plus moderne et plus attirante.</text:span> <text:line-break/>  <text:line-break/>  </text:p>
            <text:p text:style-name="P20"><text:span text:style-name="T8">BIBLIOGRAPHIE</text:span> </text:p>
            <text:p text:style-name="P20"><text:span text:style-name="T5">« </text:span><text:span text:style-name="T7">Internet Copyright Infringement and Service Providers »</text:span><text:span text:style-name="T5"> in </text:span><text:span text:style-name="T7">San Diego Law Review</text:span><text:span text:style-name="T5">, 1998</text:span> </text:p>
            <text:p text:style-name="P19"><text:soft-page-break/>« <text:span text:style-name="T11">Who Owns Digital Rights ? Examining the Scope of Copyright Protection for Electronically Distributed Works »</text:span>, in <text:span text:style-name="T11">Communications and the Law</text:span>, mars 1996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Verdana" svg:font-family="Verdana, Helvetica, Arial, 'Courier New'"/>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 PL KaitiM GB"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ACRONYM"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mpte etudiant</meta:initial-creator>
    <meta:creation-date>2012-09-25T10:35:01</meta:creation-date>
    <dc:date>2012-09-25T12:05:10</dc:date>
    <dc:creator>Compte etudiant</dc:creator>
    <meta:editing-duration>PT1H21M9S</meta:editing-duration>
    <meta:editing-cycles>2</meta:editing-cycles>
    <meta:generator>LibreOffice/3.5$Linux_x86 LibreOffice_project/350m1$Build-2</meta:generator>
    <meta:document-statistic meta:table-count="1" meta:image-count="0" meta:object-count="0" meta:page-count="7" meta:paragraph-count="105" meta:word-count="4485" meta:character-count="28410" meta:non-whitespace-character-count="24491"/>
  </office:meta>
</office:document-meta>
</file>